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ca8e0" officeooo:paragraph-rsid="001ca8e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a8e0" officeooo:paragraph-rsid="001ca8e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3</text:p>
      <text:p text:style-name="P2">TO ACCES THE STRING WE NE TO TYPECAST TO RUNE DATATYPE AND THEM AGAI TYPECAST TO ST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0:27:36.797046536</meta:creation-date>
    <dc:date>2023-08-07T18:01:25.004451097</dc:date>
    <meta:editing-duration>PT7H23M48S</meta:editing-duration>
    <meta:editing-cycles>1</meta:editing-cycles>
    <meta:document-statistic meta:table-count="0" meta:image-count="0" meta:object-count="0" meta:page-count="1" meta:paragraph-count="2" meta:word-count="19" meta:character-count="92" meta:non-whitespace-character-count="75"/>
    <meta:generator>LibreOffice/7.3.7.2$Linux_X86_64 LibreOffice_project/30$Build-2</meta:generator>
  </office:meta>
</office:document-meta>
</file>